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">
      <style:text-properties officeooo:paragraph-rsid="003fff47"/>
    </style:style>
    <style:style style:name="P2" style:family="paragraph" style:parent-style-name="Standard">
      <style:text-properties style:font-name="Linux Libertine O" officeooo:rsid="0043f50f" officeooo:paragraph-rsid="0043f50f"/>
    </style:style>
    <style:style style:name="P3" style:family="paragraph" style:parent-style-name="Standard">
      <style:text-properties style:font-name="Linux Libertine O" officeooo:rsid="004e4e1b" officeooo:paragraph-rsid="004e4e1b"/>
    </style:style>
    <style:style style:name="P4" style:family="paragraph" style:parent-style-name="Standard">
      <style:text-properties style:font-name="Linux Libertine O" officeooo:rsid="0035cc64" officeooo:paragraph-rsid="004e4e1b"/>
    </style:style>
    <style:style style:name="P5" style:family="paragraph" style:parent-style-name="Standard">
      <style:text-properties style:font-name="Linux Libertine O" officeooo:rsid="005e0d72" officeooo:paragraph-rsid="005e0d72"/>
    </style:style>
    <style:style style:name="P6" style:family="paragraph" style:parent-style-name="Standard">
      <style:text-properties officeooo:paragraph-rsid="0043f50f"/>
    </style:style>
    <style:style style:name="P7" style:family="paragraph" style:parent-style-name="Heading_20_1">
      <style:text-properties officeooo:paragraph-rsid="003fff47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3f50f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5e0d72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style:font-name="Linux Libertine O" officeooo:rsid="0043f50f"/>
    </style:style>
    <style:style style:name="T5" style:family="text">
      <style:text-properties style:font-name="Linux Libertine O" officeooo:rsid="00470ad8"/>
    </style:style>
    <style:style style:name="T6" style:family="text">
      <style:text-properties fo:color="#004586" loext:opacity="100%" style:font-name="Linux Libertine O" fo:font-size="18.2000007629395pt" fo:font-weight="bold" officeooo:rsid="0043f50f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2e3001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5e0d72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5fc809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officeooo:rsid="004cab63"/>
    </style:style>
    <style:style style:name="T11" style:family="text">
      <style:text-properties officeooo:rsid="006168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8">Slow cooker lemon chicken </text:span><text:span text:style-name="T9">pasta</text:span><text:span text:style-name="T6"> </text:span><text:span text:style-name="T7">(</text:span><text:span text:style-name="T8">3</text:span><text:span text:style-name="T7"> portions; </text:span><text:span text:style-name="T8">2h 45m</text:span><text:span text:style-name="T7">)</text:span></text:h>
      <text:p text:style-name="P6"><text:span text:style-name="T5">Adapted from</text:span><text:span text:style-name="T4">: </text:span><text:a xlink:type="simple" xlink:href="https://www.bbc.co.uk/food/recipes/slow_cooker_creamy_00351" text:style-name="Internet_20_link" text:visited-style-name="Visited_20_Internet_20_Link"><text:span text:style-name="T4">https://www.bbc.co.uk/food/recipes/slow_cooker_creamy_00351</text:span></text:a></text:p>
      <text:p text:style-name="P2"/>
      <text:p text:style-name="P1"><text:span text:style-name="T1">For </text:span><text:span text:style-name="T2">the </text:span><text:span text:style-name="T3">chicken</text:span></text:p>
      <text:p text:style-name="P5">320-360g boneless chicken thighs</text:p>
      <text:p text:style-name="P4"/>
      <text:p text:style-name="P5"><text:span text:style-name="T10">1 </text:span>stock pot or cube</text:p>
      <text:p text:style-name="P5">2 frozen garlic blocks or 4 cloves fresh garlic</text:p>
      <text:p text:style-name="P5"><text:span text:style-name="T11">3 tsp</text:span> dried basil</text:p>
      <text:p text:style-name="P5">grated zest of 1 lemon</text:p>
      <text:p text:style-name="P5"/>
      <text:p text:style-name="P5">salt and pepper to taste</text:p>
      <text:p text:style-name="P5"/>
      <text:p text:style-name="P5">500ml hot water</text:p>
      <text:p text:style-name="P4"/>
      <text:p text:style-name="P4"/>
      <text:p text:style-name="P5">Trim the chicken thighs a little, but don’t remove all the fat as this gives the dish flavour.</text:p>
      <text:p text:style-name="P5">Cut them into large chunks and mix in some salt.</text:p>
      <text:p text:style-name="P5"/>
      <text:p text:style-name="P5">If using fresh garlic, roughly chop it.</text:p>
      <text:p text:style-name="P5"/>
      <text:p text:style-name="P5">Add all the ingredients to the pot, mix well, and set it to high or auto for 2 hours.</text:p>
      <text:p text:style-name="P5">After about 10-15 minutes, stir again to make sure the stock and garlic are well mixed.</text:p>
      <text:p text:style-name="P3"/>
      <text:p text:style-name="P3"/>
      <text:p text:style-name="P1"><text:span text:style-name="T1">For </text:span><text:span text:style-name="T2">the </text:span><text:span text:style-name="T3">pasta</text:span></text:p>
      <text:p text:style-name="P3"/>
      <text:p text:style-name="P5">1 large/2 small courgette</text:p>
      <text:p text:style-name="P5">225g spirali pasta</text:p>
      <text:p text:style-name="P5"/>
      <text:p text:style-name="P5"/>
      <text:p text:style-name="P5">Mix in the pasta. Chop the courgette into chunks and spread on the top.</text:p>
      <text:p text:style-name="P5"/>
      <text:p text:style-name="P5">Cook for a further 30-40 min on high – test the pasta at 30min to make sure it’s not going soggy! It may need a stir at that point too, but try to keep the pasta immersed in the liquid. Add a little more if needed.</text:p>
      <text:p text:style-name="P5"/>
      <text:p text:style-name="P5">Optionally serve with cheese or 100g crème fraiche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14T18:18:44.180155807</dc:date>
    <meta:editing-duration>PT2H19M39S</meta:editing-duration>
    <meta:editing-cycles>59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97" meta:character-count="1061" meta:non-whitespace-character-count="884"/>
  </office:meta>
</office:document-meta>
</file>